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cc" draw:textarea-horizontal-align="justify" draw:textarea-vertical-align="middle" draw:auto-grow-height="false" fo:min-height="0.258cm" fo:min-width="4.58cm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 fo:min-height="0.258cm" fo:min-width="0.516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fill-color="#ccccff" draw:textarea-horizontal-align="justify" draw:textarea-vertical-align="middle" draw:auto-grow-height="false" fo:min-height="0.258cm" fo:min-width="4.58cm"/>
    </style:style>
    <style:style style:name="gr5" style:family="graphic" style:parent-style-name="standard">
      <style:graphic-properties draw:fill-color="#ccffcc" draw:textarea-horizontal-align="justify" draw:textarea-vertical-align="middle" draw:auto-grow-height="false" fo:min-height="0.258cm" fo:min-width="4.58cm"/>
    </style:style>
    <style:style style:name="gr6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loext:graphic-properties draw:fill-color="#ffcccc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cc99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cccc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ccffcc"/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5.08cm" svg:height="0.508cm" svg:x="3.174cm" svg:y="5.334cm">
            <text:p text:style-name="P1"><text:span text:style-name="T1">Feature extracto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1.016cm" svg:height="0.508cm" svg:x="5.206cm" svg:y="4.318cm">
            <text:p text:style-name="P1"><text:span text:style-name="T1">ReLU</text:span>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5.714cm" svg:y1="5.334cm" svg:x2="5.714cm" svg:y2="4.826cm" draw:start-shape="id1" draw:start-glue-point="0" draw:end-shape="id2" draw:end-glue-point="2" svg:d="M5714 5334v-508" svg:viewBox="0 0 1 509">
            <text:p/>
          </draw:connector>
          <draw:custom-shape draw:style-name="gr4" draw:text-style-name="P4" xml:id="id3" draw:id="id3" draw:layer="layout" svg:width="5.08cm" svg:height="0.508cm" svg:x="3.176cm" svg:y="3.302cm">
            <text:p text:style-name="P1"><text:span text:style-name="T1">Fully-connected layer</text:span>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5.714cm" svg:y1="4.318cm" svg:x2="5.716cm" svg:y2="3.81cm" draw:start-shape="id2" draw:start-glue-point="0" draw:end-shape="id3" draw:end-glue-point="2" svg:d="M5714 4318v-254h2v-254" svg:viewBox="0 0 3 509">
            <text:p/>
          </draw:connector>
          <draw:custom-shape draw:style-name="gr1" draw:text-style-name="P2" xml:id="id4" draw:id="id4" draw:layer="layout" svg:width="5.08cm" svg:height="0.508cm" svg:x="3.174cm" svg:y="7.366cm">
            <text:p text:style-name="P1"><text:span text:style-name="T1">Feature extracto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" draw:id="id5" draw:layer="layout" svg:width="1.016cm" svg:height="0.508cm" svg:x="5.206cm" svg:y="6.35cm">
            <text:p text:style-name="P1"><text:span text:style-name="T1">ReLU</text:span>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5.714cm" svg:y1="7.366cm" svg:x2="5.714cm" svg:y2="6.858cm" draw:start-shape="id4" draw:start-glue-point="0" draw:end-shape="id5" draw:end-glue-point="2" svg:d="M5714 7366v-508" svg:viewBox="0 0 1 509">
            <text:p/>
          </draw:connector>
          <draw:connector draw:style-name="gr3" draw:text-style-name="P1" draw:layer="layout" svg:x1="5.714cm" svg:y1="6.35cm" svg:x2="5.714cm" svg:y2="5.842cm" draw:start-shape="id5" draw:start-glue-point="0" draw:end-shape="id1" draw:end-glue-point="2" svg:d="M5714 6350v-508" svg:viewBox="0 0 1 509">
            <text:p/>
          </draw:connector>
          <draw:custom-shape draw:style-name="gr5" draw:text-style-name="P5" xml:id="id6" draw:id="id6" draw:layer="layout" svg:width="5.08cm" svg:height="0.508cm" svg:x="3.174cm" svg:y="8.382cm">
            <text:p text:style-name="P1"><text:span text:style-name="T1">Inputs</text:span>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5.714cm" svg:y1="8.382cm" svg:x2="5.714cm" svg:y2="7.874cm" draw:start-shape="id6" draw:start-glue-point="0" draw:end-shape="id4" draw:end-glue-point="2" svg:d="M5714 8382v-508" svg:viewBox="0 0 1 509">
            <text:p/>
          </draw:connector>
          <draw:custom-shape draw:style-name="gr2" draw:text-style-name="P3" xml:id="id7" draw:id="id7" draw:layer="layout" svg:width="1.016cm" svg:height="0.508cm" svg:x="5.204cm" svg:y="2.286cm">
            <text:p text:style-name="P1"><text:span text:style-name="T1">ReLU</text:span>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5.716cm" svg:y1="3.302cm" svg:x2="5.712cm" svg:y2="2.794cm" draw:start-shape="id3" draw:start-glue-point="0" draw:end-shape="id7" draw:end-glue-point="2" svg:d="M5716 3302v-254h-4v-254" svg:viewBox="0 0 5 509">
            <text:p/>
          </draw:connector>
          <draw:custom-shape draw:style-name="gr4" draw:text-style-name="P4" xml:id="id8" draw:id="id8" draw:layer="layout" svg:width="5.08cm" svg:height="0.508cm" svg:x="3.174cm" svg:y="1.27cm">
            <text:p text:style-name="P1"><text:span text:style-name="T1">Fully-connected layer</text:span>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5.712cm" svg:y1="2.286cm" svg:x2="5.714cm" svg:y2="1.778cm" draw:start-shape="id7" draw:start-glue-point="0" draw:end-shape="id8" draw:end-glue-point="2" svg:d="M5712 2286v-254h2v-254" svg:viewBox="0 0 3 509">
            <text:p/>
          </draw:connector>
          <draw:custom-shape draw:style-name="gr5" draw:text-style-name="P5" xml:id="id9" draw:id="id9" draw:layer="layout" svg:width="5.08cm" svg:height="0.508cm" svg:x="3.174cm" svg:y="0.254cm">
            <text:p text:style-name="P1"><text:span text:style-name="T1">Outputs</text:span>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5.714cm" svg:y1="1.27cm" svg:x2="5.714cm" svg:y2="0.762cm" draw:start-shape="id8" draw:start-glue-point="0" draw:end-shape="id9" draw:end-glue-point="2" svg:d="M5714 1270v-508" svg:viewBox="0 0 1 509">
            <text:p/>
          </draw:connector>
        </draw:g>
        <draw:frame draw:style-name="gr6" draw:text-style-name="P7" draw:layer="layout" svg:width="1.524cm" svg:height="0.489cm" svg:x="5.682cm" svg:y="7.95cm">
          <draw:text-box>
            <text:p text:style-name="P6"><text:span text:style-name="T2">KxWxHxD</text:span></text:p>
          </draw:text-box>
        </draw:frame>
        <draw:frame draw:style-name="gr6" draw:text-style-name="P7" draw:layer="layout" svg:width="1.524cm" svg:height="0.489cm" svg:x="5.682cm" svg:y="6.851cm">
          <draw:text-box>
            <text:p text:style-name="P6"><text:span text:style-name="T2">KxWxHxF</text:span></text:p>
          </draw:text-box>
        </draw:frame>
        <draw:frame draw:style-name="gr6" draw:text-style-name="P7" draw:layer="layout" svg:width="1.524cm" svg:height="0.489cm" svg:x="5.682cm" svg:y="4.852cm">
          <draw:text-box>
            <text:p text:style-name="P6"><text:span text:style-name="T2">KxWxHxF</text:span></text:p>
          </draw:text-box>
        </draw:frame>
        <draw:frame draw:style-name="gr6" draw:text-style-name="P7" draw:layer="layout" svg:width="1.524cm" svg:height="0.489cm" svg:x="5.682cm" svg:y="2.853cm">
          <draw:text-box>
            <text:p text:style-name="P6"><text:span text:style-name="T2">KxE</text:span></text:p>
          </draw:text-box>
        </draw:frame>
        <draw:frame draw:style-name="gr6" draw:text-style-name="P7" draw:layer="layout" svg:width="1.524cm" svg:height="0.489cm" svg:x="5.682cm" svg:y="0.754cm">
          <draw:text-box>
            <text:p text:style-name="P6"><text:span text:style-name="T2">Kx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10:31:17.548993649</meta:creation-date>
    <dc:date>2016-11-26T16:19:28.081239335</dc:date>
    <meta:editing-duration>PT1H35M16S</meta:editing-duration>
    <meta:editing-cycles>4</meta:editing-cycles>
    <meta:generator>LibreOffice/5.2.2.2$Linux_X86_64 LibreOffice_project/20m0$Build-2</meta:generator>
    <meta:document-statistic meta:object-count="23"/>
  </office:meta>
</office:document-meta>
</file>